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0">
      <style:paragraph-properties fo:text-align="start" style:justify-single-word="false"/>
      <style:text-properties fo:font-size="12pt" officeooo:rsid="000f8aac" officeooo:paragraph-rsid="000f8aac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0f8aac" officeooo:paragraph-rsid="001ba9dc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263ba" officeooo:paragraph-rsid="001263ba" style:font-size-asian="10.5pt" style:font-size-complex="12pt"/>
    </style:style>
    <style:style style:name="P4" style:family="paragraph" style:parent-style-name="Standard" style:list-style-name="L10">
      <style:paragraph-properties fo:text-align="start" style:justify-single-word="false"/>
      <style:text-properties fo:font-size="12pt" officeooo:rsid="001263ba" officeooo:paragraph-rsid="001263ba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2aee8" officeooo:paragraph-rsid="0012aee8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2aee8" officeooo:paragraph-rsid="0012aee8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49353" officeooo:paragraph-rsid="0014935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fo:font-weight="bold" officeooo:rsid="00149353" officeooo:paragraph-rsid="00149353" style:font-size-asian="10.5pt" style:font-weight-asian="bold" style:font-size-complex="12pt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officeooo:paragraph-rsid="00168a62"/>
    </style:style>
    <style:style style:name="P10" style:family="paragraph" style:parent-style-name="Standard" style:list-style-name="L10">
      <style:paragraph-properties fo:text-align="start" style:justify-single-word="false"/>
      <style:text-properties officeooo:paragraph-rsid="000f8aac"/>
    </style:style>
    <style:style style:name="P11" style:family="paragraph" style:parent-style-name="Standard">
      <style:paragraph-properties fo:text-align="center" style:justify-single-word="false"/>
      <style:text-properties fo:color="#ff950e" fo:font-size="24pt" fo:font-weight="normal" officeooo:rsid="001de7f6" officeooo:paragraph-rsid="001de7f6" style:font-size-asian="24pt" style:font-weight-asian="normal" style:font-size-complex="2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66cc" fo:font-size="18pt" officeooo:rsid="0012aee8" officeooo:paragraph-rsid="0012aee8" style:font-size-asian="15.75pt" style:font-size-complex="18pt"/>
    </style:style>
    <style:style style:name="P13" style:family="paragraph" style:parent-style-name="Standard">
      <style:paragraph-properties fo:text-align="center" style:justify-single-word="false"/>
      <style:text-properties fo:color="#0066cc" fo:font-size="18pt" fo:font-weight="normal" officeooo:rsid="00149353" officeooo:paragraph-rsid="00149353" style:font-size-asian="15.75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66cc" fo:font-size="18pt" fo:font-weight="normal" officeooo:rsid="00149353" officeooo:paragraph-rsid="00149353" style:font-size-asian="15.75pt" style:font-weight-asian="normal" style:font-size-complex="18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12pt" fo:font-weight="normal" officeooo:rsid="00149353" officeooo:paragraph-rsid="00149353" style:font-size-asian="10.5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color="#000000" fo:font-size="12pt" fo:font-weight="normal" officeooo:rsid="00168a62" officeooo:paragraph-rsid="00168a6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ize="12pt" fo:font-weight="normal" officeooo:rsid="0017f44e" officeooo:paragraph-rsid="0017f44e" style:font-size-asian="10.5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officeooo:rsid="00168a62" officeooo:paragraph-rsid="00168a62"/>
    </style:style>
    <style:style style:name="P19" style:family="paragraph" style:parent-style-name="Standard">
      <style:paragraph-properties fo:text-align="start" style:justify-single-word="false"/>
      <style:text-properties officeooo:rsid="00168a62" officeooo:paragraph-rsid="00168a62"/>
    </style:style>
    <style:style style:name="P20" style:family="paragraph" style:parent-style-name="Standard">
      <style:paragraph-properties fo:text-align="start" style:justify-single-word="false"/>
      <style:text-properties fo:color="#0066ff" fo:font-size="18pt" fo:font-weight="normal" officeooo:rsid="0017f44e" officeooo:paragraph-rsid="0017f44e" style:font-size-asian="18pt" style:font-weight-asian="normal" style:font-size-complex="18pt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officeooo:rsid="001866d1" officeooo:paragraph-rsid="001866d1"/>
    </style:style>
    <style:style style:name="P22" style:family="paragraph" style:parent-style-name="Standard" style:master-page-name="">
      <style:paragraph-properties fo:margin-left="0in" fo:margin-right="0in" fo:text-align="start" style:justify-single-word="false" fo:text-indent="0in" style:auto-text-indent="false" style:page-number="auto">
        <style:tab-stops>
          <style:tab-stop style:position="6.1252in"/>
        </style:tab-stops>
      </style:paragraph-properties>
      <style:text-properties fo:font-size="18pt" officeooo:rsid="000f8aac" officeooo:paragraph-rsid="000f8aac" style:font-size-asian="18pt" style:font-size-complex="18pt"/>
    </style:style>
    <style:style style:name="T1" style:family="text">
      <style:text-properties officeooo:rsid="001263ba"/>
    </style:style>
    <style:style style:name="T2" style:family="text">
      <style:text-properties fo:font-size="12pt" officeooo:rsid="000f8aac" style:font-size-asian="10.5pt" style:font-size-complex="12pt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fo:font-weight="normal" officeooo:rsid="00149353" style:font-weight-asian="normal" style:font-weight-complex="normal"/>
    </style:style>
    <style:style style:name="T7" style:family="text">
      <style:text-properties fo:color="#000000" fo:font-size="12pt" fo:font-weight="normal" style:font-size-asian="10.5pt" style:font-weight-asian="normal" style:font-size-complex="12pt" style:font-weight-complex="normal"/>
    </style:style>
    <style:style style:name="T8" style:family="text">
      <style:text-properties fo:color="#000000" fo:font-size="12pt" fo:font-weight="normal" officeooo:rsid="00168a62" style:font-size-asian="10.5pt" style:font-weight-asian="normal" style:font-size-complex="12pt" style:font-weight-complex="normal"/>
    </style:style>
    <style:style style:name="T9" style:family="text">
      <style:text-properties fo:color="#000000" fo:font-size="12pt" fo:font-weight="normal" officeooo:rsid="0017f44e" style:font-size-asian="10.5pt" style:font-weight-asian="normal" style:font-size-complex="12pt" style:font-weight-complex="normal"/>
    </style:style>
    <style:style style:name="T10" style:family="text">
      <style:text-properties officeooo:rsid="00168a62"/>
    </style:style>
    <style:style style:name="T11" style:family="text">
      <style:text-properties officeooo:rsid="001c0f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oft-page-break/>The Web Site Development Planning Process</text:p>
      <text:p text:style-name="P2">A important part of any successful endeavor <text:s/>is careful planning. Before you begin to to create your first Web page, you must develop a solid, detailed plan for the Web site, called a site plan or design plan, that determines the purpose, audience, content structure, visual design, and navigation system. </text:p>
      <text:p text:style-name="P2"/>
      <text:p text:style-name="P2">The Web Site planning process is summarized in the following 6 steps.</text:p>
      <text:list xml:id="list5634479189548194269" text:style-name="L10">
        <text:list-item>
          <text:p text:style-name="P10"><text:span text:style-name="T2">Define the site's purpose</text:span></text:p>
        </text:list-item>
        <text:list-item>
          <text:p text:style-name="P1"><text:span text:style-name="T11">I</text:span>dentify the site's target audience</text:p>
        </text:list-item>
        <text:list-item>
          <text:p text:style-name="P1">Determine the site's general content</text:p>
        </text:list-item>
        <text:list-item>
          <text:p text:style-name="P1"><text:span text:style-name="T1">Select the site's structure</text:span></text:p>
        </text:list-item>
        <text:list-item>
          <text:p text:style-name="P4">Design the look and feel of the site</text:p>
        </text:list-item>
        <text:list-item>
          <text:p text:style-name="P4">Specify the site's navigation system</text:p>
        </text:list-item>
      </text:list>
      <text:p text:style-name="P3"/>
      <text:p text:style-name="P12">Step 1: Define the Site's Purpose</text:p>
      <text:p text:style-name="P5"><text:span text:style-name="T4">Goals – </text:span><text:span text:style-name="T5">are the results you want your Web site to accomplish within a specific time frame, which can be weeks, months, or years. </text:span></text:p>
      <text:p text:style-name="P6"><text:span text:style-name="T3">Objectives – </text:span><text:span text:style-name="T5">are those methods you will choose to accomplish </text:span><text:span text:style-name="T6">the site's goals. </text:span></text:p>
      <text:p text:style-name="P7"><text:span text:style-name="T3">Purpose Statement – </text:span><text:span text:style-name="T5">A formal, written statement summarizes your site's goals and objectives.</text:span></text:p>
      <text:p text:style-name="P7"><text:span text:style-name="T3">Secondary Goals – </text:span><text:span text:style-name="T5">a goal whose purpose it to support a primary goal.</text:span></text:p>
      <text:p text:style-name="P7"/>
      <text:p text:style-name="P11">Gisel House Cleaning</text:p>
      <text:p text:style-name="P14">Web Site Goals</text:p>
      <text:list xml:id="list631974347722217747" text:style-name="L2">
        <text:list-item>
          <text:p text:style-name="P16">Primary goal – Increase sales of house cleaning services.</text:p>
        </text:list-item>
        <text:list-item>
          <text:p text:style-name="P9"><text:span text:style-name="T8">Secondary goals:</text:span></text:p>
          <text:list>
            <text:list-item>
              <text:p text:style-name="P18"><text:span text:style-name="T7">Promote awareness of the company and its services and mission to customers and potential customers.</text:span></text:p>
            </text:list-item>
            <text:list-item>
              <text:p text:style-name="P18"><text:span text:style-name="T7">Establish the company's credibility in the field of reliable house keeping services.</text:span></text:p>
            </text:list-item>
            <text:list-item>
              <text:p text:style-name="P18"><text:span text:style-name="T7">Educate site visitors about the benefits of a house keeping service.</text:span></text:p>
            </text:list-item>
            <text:list-item>
              <text:p text:style-name="P18"><text:span text:style-name="T7">Encourage visitors to return to the site by providing updated information </text:span><text:span text:style-name="T9">in the form of a video blog and articles by happy customers.</text:span></text:p>
            </text:list-item>
          </text:list>
        </text:list-item>
      </text:list>
      <text:p text:style-name="P19"><text:span text:style-name="T9"/></text:p>
      <text:p text:style-name="P20">Web Site Objectives</text:p>
      <text:p text:style-name="P17">If the primary goals is to sell house keeping services, the objectives to accomplish that goal might include posting testimonials from customers who have purchased the service or offering a 20 percent price discount for customers who purchase the service in the next 30 days.</text:p>
      <text:p text:style-name="P17"/>
      <text:p text:style-name="P17">Definition of objectives to accomplish the site's primary and secondary goals:</text:p>
      <text:list xml:id="list2010851914720587908" text:style-name="L5">
        <text:list-item>
          <text:p text:style-name="P21"><text:span text:style-name="T7">Develop an attractive, informative, and easy-to-use Web site to promote an on-line awareness of the company.</text:span></text:p>
        </text:list-item>
        <text:list-item>
          <text:p text:style-name="P21"><text:span text:style-name="T7">Provide authoritative information and advice at the site to establish credibility.</text:span></text:p>
        </text:list-item>
        <text:list-item>
          <text:p text:style-name="P21"><text:span text:style-name="T7">Include links to articles and quick tips to educate site visitors about the importance of using a house keeping service.</text:span></text:p>
        </text:list-item>
        <text:list-item>
          <text:p text:style-name="P21"><text:span text:style-name="T7">Offer online tools to encourage site visitors to liberate their time and help them live happier lives by taking advantage of a house keeping service.</text:span></text:p>
          <text:p text:style-name="P21"><text:span text:style-name="T7"/></text:p>
        </text:list-item>
      </text:list>
      <text:p text:style-name="P15"><text:soft-page-break/></text:p>
      <text:p text:style-name="P14"/>
      <text:p text:style-name="P13"/>
      <text:p text:style-name="P13"/>
      <text:p text:style-name="P8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6T14:42:26.586215070</meta:creation-date>
    <dc:date>2014-09-06T19:56:55.896109758</dc:date>
    <meta:editing-duration>PT1H9M22S</meta:editing-duration>
    <meta:editing-cycles>7</meta:editing-cycles>
    <meta:generator>LibreOffice/4.2.6.3$Linux_X86_64 LibreOffice_project/420m0$Build-3</meta:generator>
    <meta:document-statistic meta:table-count="0" meta:image-count="0" meta:object-count="0" meta:page-count="3" meta:paragraph-count="30" meta:word-count="389" meta:character-count="2358" meta:non-whitespace-character-count="2006"/>
  </office:meta>
</office:document-meta>
</file>